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text-align="start"/>
      <style:text-properties fo:color="#ffffff" style:font-name="Segoe UI1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font-style="normal" fo:text-shadow="1pt 1pt" style:text-underline-style="none" style:font-name-asian="Segoe UI" style:font-size-asian="8.5pt" style:font-style-asian="normal" style:font-name-complex="Segoe UI" style:font-size-complex="8.5pt" style:font-style-complex="normal"/>
    </style:style>
    <style:style style:name="T1" style:family="text">
      <style:text-properties fo:color="#ffffff" style:font-name="Segoe UI1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1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33% 58%" style:font-name="Segoe UI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4" style:family="text">
      <style:text-properties fo:color="#ffffff" style:font-name="Segoe UI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5" style:family="text">
      <style:text-properties fo:color="#ffff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2.78cm" svg:x="1.524cm" svg:y="0.508cm">
          <draw:text-box>
            <text:p text:style-name="P1"><text:span text:style-name="T1">The EPISTLE</text:span></text:p>
            <text:p text:style-name="P1"><text:span text:style-name="T2">1 John 4:12-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6.263cm" svg:x="1.524cm" svg:y="0.508cm">
          <draw:text-box>
            <text:p text:style-name="P4"><text:span text:style-name="T3">12</text:span><text:span text:style-name="T4"> </text:span><text:span text:style-name="T5">No one has ever seen God; if we love one another, God abides in us and his love is perfected i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5.4cm" svg:height="6.35cm" svg:x="1.27cm" svg:y="0.508cm">
          <draw:text-box>
            <text:p text:style-name="P4"><text:span text:style-name="T3">13</text:span><text:span text:style-name="T4"> </text:span><text:span text:style-name="T5">By this we know that we abide in him and he in us, because he has given us of his Spirit. </text:span><text:span text:style-name="T3">14</text:span><text:span text:style-name="T4"> </text:span><text:span text:style-name="T5">And we have seen and testify that the Father has sent his Son to be the Savior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5.4cm" svg:height="8.043cm" svg:x="1.27cm" svg:y="0.593cm">
          <draw:text-box>
            <text:p text:style-name="P4"><text:span text:style-name="T3">15</text:span><text:span text:style-name="T4"> </text:span><text:span text:style-name="T5">Whoever confesses that Jesus is the Son of God, God abides in him, and he in God. </text:span><text:span text:style-name="T3">16</text:span><text:span text:style-name="T4"> </text:span><text:span text:style-name="T5">So we have come to know and to believe the love that God has for us. God is love, and whoever abides in love abides in God, and God abides in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5.908cm" svg:height="6.773cm" svg:x="1.016cm" svg:y="0.593cm">
          <draw:text-box>
            <text:p text:style-name="P4"><text:span text:style-name="T3">17</text:span><text:span text:style-name="T4"> </text:span><text:span text:style-name="T5">By this is love perfected with us, so that we may have confidence for the day of judgment, because as he is so also are we in this world. </text:span><text:span text:style-name="T3">18</text:span><text:span text:style-name="T4"> </text:span><text:span text:style-name="T5">There is no fear in love, but perfect love casts out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6" draw:layer="layout" svg:width="25.908cm" svg:height="6.604cm" svg:x="1.016cm" svg:y="0.508cm">
          <draw:text-box>
            <text:p text:style-name="P4"><text:span text:style-name="T5">For fear has to do with punishment, and whoever fears has not been perfected in love. </text:span><text:span text:style-name="T3">19</text:span><text:span text:style-name="T4"> </text:span><text:span text:style-name="T5">We love because he first loved us. </text:span><text:span text:style-name="T3">20</text:span><text:span text:style-name="T4"> </text:span><text:span text:style-name="T5">If anyone says, “I love God,” and hates his brother, he is a lia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6" draw:layer="layout" svg:width="25.4cm" svg:height="6.858cm" svg:x="1.27cm" svg:y="0.508cm">
          <draw:text-box>
            <text:p text:style-name="P4"><text:span text:style-name="T5">for he who does not love his brother whom he has seen cannot love God whom he has not seen. </text:span><text:span text:style-name="T3">21</text:span><text:span text:style-name="T4"> </text:span><text:span text:style-name="T5">And this commandment we have from him: whoever loves God must also love his br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20:06:25.900000000</meta:creation-date>
    <dc:title>Hymn template</dc:title>
    <meta:editing-duration>PT9M57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8-04-25T10:49:26.547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4-30T20:06:25.572000000"/>
  </office:meta>
</office:document-meta>
</file>